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f0041" draw:textarea-horizontal-align="justify" draw:textarea-vertical-align="middle" draw:auto-grow-height="false" fo:min-height="0.766cm" fo:min-width="13.089cm"/>
      <style:paragraph-properties style:writing-mode="lr-tb"/>
    </style:style>
    <style:style style:name="gr2" style:family="graphic" style:parent-style-name="standard">
      <style:graphic-properties draw:fill-color="#f7d1d5" draw:textarea-horizontal-align="justify" draw:textarea-vertical-align="middle" draw:auto-grow-height="false" fo:min-height="1.528cm" fo:min-width="13.089cm"/>
      <style:paragraph-properties style:writing-mode="lr-tb"/>
    </style:style>
    <style:style style:name="gr3" style:family="graphic" style:parent-style-name="standard">
      <style:graphic-properties draw:fill-color="#ffdbb6" draw:textarea-horizontal-align="justify" draw:textarea-vertical-align="middle" draw:auto-grow-height="false" fo:min-height="1.909cm" fo:min-width="2.421cm"/>
      <style:paragraph-properties style:writing-mode="lr-tb"/>
    </style:style>
    <style:style style:name="gr4" style:family="graphic" style:parent-style-name="standard">
      <style:graphic-properties draw:fill-color="#ffdbb6" draw:textarea-horizontal-align="justify" draw:textarea-vertical-align="middle" draw:auto-grow-height="false" fo:min-height="1.909cm" fo:min-width="2.548cm"/>
      <style:paragraph-properties style:writing-mode="lr-tb"/>
    </style:style>
    <style:style style:name="gr5" style:family="graphic" style:parent-style-name="standard">
      <style:graphic-properties draw:fill-color="#dee7e5" draw:textarea-horizontal-align="justify" draw:textarea-vertical-align="middle" draw:auto-grow-height="false" fo:min-height="1.909cm" fo:min-width="6.358cm"/>
      <style:paragraph-properties style:writing-mode="lr-tb"/>
    </style:style>
    <style:style style:name="gr6" style:family="graphic" style:parent-style-name="standard">
      <style:graphic-properties draw:fill-color="#b4c7dc" draw:textarea-horizontal-align="justify" draw:textarea-vertical-align="middle" draw:auto-grow-height="false" fo:min-height="1.147cm" fo:min-width="2.167cm"/>
      <style:paragraph-properties style:writing-mode="lr-tb"/>
    </style:style>
    <style:style style:name="gr7" style:family="graphic" style:parent-style-name="standard">
      <style:graphic-properties draw:fill-color="#b4c7dc" draw:textarea-horizontal-align="justify" draw:textarea-vertical-align="middle" draw:auto-grow-height="false" fo:min-height="1.147cm" fo:min-width="1.786cm"/>
      <style:paragraph-properties style:writing-mode="lr-tb"/>
    </style:style>
    <style:style style:name="gr8" style:family="graphic" style:parent-style-name="standard">
      <style:graphic-properties draw:fill-color="#b4c7dc" draw:textarea-horizontal-align="justify" draw:textarea-vertical-align="middle" draw:auto-grow-height="false" fo:min-height="1.274cm" fo:min-width="2.167cm"/>
      <style:paragraph-properties style:writing-mode="lr-tb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1.274cm" fo:min-width="1.786cm"/>
      <style:paragraph-properties style:writing-mode="lr-tb"/>
    </style:style>
    <style:style style:name="gr10" style:family="graphic" style:parent-style-name="standard">
      <style:graphic-properties svg:stroke-color="#3465a4" draw:fill-color="#729fcf" draw:textarea-horizontal-align="justify" draw:textarea-vertical-align="middle" draw:auto-grow-height="false" fo:min-height="0.512cm" fo:min-width="6.358cm"/>
      <style:paragraph-properties style:writing-mode="lr-tb"/>
    </style:style>
    <style:style style:name="gr11" style:family="graphic" style:parent-style-name="standard">
      <style:graphic-properties draw:fill-color="#b4c7dc" draw:textarea-horizontal-align="justify" draw:textarea-vertical-align="middle" draw:auto-grow-height="false" fo:min-height="2.925cm" fo:min-width="0.89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bf0041"/>
      <style:paragraph-properties fo:text-align="center" style:writing-mode="lr-tb"/>
    </style:style>
    <style:style style:name="P3" style:family="paragraph">
      <loext:graphic-properties draw:fill-color="#f7d1d5"/>
      <style:paragraph-properties fo:text-align="center" style:writing-mode="lr-tb"/>
    </style:style>
    <style:style style:name="P4" style:family="paragraph">
      <loext:graphic-properties draw:fill-color="#ffdbb6"/>
      <style:paragraph-properties fo:text-align="center" style:writing-mode="lr-tb"/>
    </style:style>
    <style:style style:name="P5" style:family="paragraph">
      <loext:graphic-properties draw:fill-color="#dee7e5"/>
      <style:paragraph-properties fo:text-align="center" style:writing-mode="lr-tb"/>
    </style:style>
    <style:style style:name="P6" style:family="paragraph">
      <loext:graphic-properties draw:fill-color="#b4c7dc"/>
      <style:paragraph-properties fo:text-align="center" style:writing-mode="lr-tb"/>
    </style:style>
    <style:style style:name="P7" style:family="paragraph">
      <loext:graphic-properties draw:fill-color="#729fc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VC4" draw:style-name="gr1" draw:text-style-name="P2" draw:layer="layout" svg:width="13.589cm" svg:height="1.016cm" svg:x="2.27cm" svg:y="13.446cm">
          <text:p text:style-name="P1">VideoCore4 chip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3.589cm" svg:height="1.778cm" svg:x="2.27cm" svg:y="11.414cm">
          <text:p text:style-name="P1">LittleKern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921cm" svg:height="2.159cm" svg:x="2.27cm" svg:y="9.001cm">
          <text:p text:style-name="P1">Linux,</text:p>
          <text:p text:style-name="P1">uPyth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3.048cm" svg:height="2.159cm" svg:x="12.811cm" svg:y="9.001cm">
          <text:p text:style-name="P1">GPGPUd,</text:p>
          <text:p text:style-name="P1">GPIO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6.858cm" svg:height="2.159cm" svg:x="5.572cm" svg:y="9.001cm">
          <text:p text:style-name="P1">Libmetalpi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667cm" svg:height="1.397cm" svg:x="5.572cm" svg:y="7.35cm">
          <text:p text:style-name="P1">Metalpi</text:p>
          <text:p text:style-name="P1">Tools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286cm" svg:height="1.397cm" svg:x="8.493cm" svg:y="7.35cm">
          <text:p text:style-name="P1">Python</text:p>
          <text:p text:style-name="P1">API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667cm" svg:height="1.524cm" svg:x="5.572cm" svg:y="5.572cm">
          <text:p text:style-name="P1">Shell</text:p>
          <text:p text:style-name="P1">scri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2.286cm" svg:height="1.524cm" svg:x="8.493cm" svg:y="5.572cm">
          <text:p text:style-name="P1">Python</text:p>
          <text:p text:style-name="P1">script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6.858cm" svg:height="0.762cm" svg:x="5.572cm" svg:y="4.556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397cm" svg:height="3.175cm" svg:x="11.033cm" svg:y="5.572cm">
          <text:p text:style-name="P1">App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1-03-30T19:02:09.653667912</meta:creation-date>
    <dc:date>2021-04-02T14:21:33.421647843</dc:date>
    <meta:editing-duration>PT23M13S</meta:editing-duration>
    <meta:editing-cycles>8</meta:editing-cycles>
    <meta:generator>LibreOffice/6.4.7.2$Linux_X86_64 LibreOffice_project/40$Build-2</meta:generator>
    <meta:document-statistic meta:object-count="11"/>
  </office:meta>
</office:document-meta>
</file>